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69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5" style:family="graphic" style:parent-style-name="standard">
      <style:graphic-properties draw:textarea-horizontal-align="justify" draw:textarea-vertical-align="middle" draw:auto-grow-height="false" fo:min-height="1.005cm" fo:min-width="0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632cm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gr9" style:family="graphic" style:parent-style-name="standard">
      <style:graphic-properties draw:stroke="none" svg:stroke-color="#000000" draw:fill="none" draw:fill-color="#ffffff" fo:min-height="0.623cm"/>
    </style:style>
    <style:style style:name="gr10" style:family="graphic" style:parent-style-name="standard">
      <style:graphic-properties draw:stroke="none" svg:stroke-color="#000000" draw:fill="none" draw:fill-color="#ffffff" fo:min-height="0.593cm"/>
    </style:style>
    <style:style style:name="gr11" style:family="graphic" style:parent-style-name="standard">
      <style:graphic-properties draw:stroke="none" svg:stroke-color="#000000" draw:fill="none" draw:fill-color="#ffffff" fo:min-height="0.667cm"/>
    </style:style>
    <style:style style:name="gr12" style:family="graphic" style:parent-style-name="standard">
      <style:graphic-properties draw:stroke="none" svg:stroke-color="#000000" draw:fill="none" draw:fill-color="#ffffff" fo:min-height="0.523cm"/>
    </style:style>
    <style:style style:name="gr13" style:family="graphic" style:parent-style-name="standard">
      <style:graphic-properties draw:stroke="none" svg:stroke-color="#000000" draw:fill="none" draw:fill-color="#ffffff" fo:min-height="0.6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032cm" svg:x="2.143cm" svg:y="1.889cm">
          <text:p text:style-name="P1">Rout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302cm" svg:y1="3.921cm" svg:x2="4.302cm" svg:y2="27.875cm">
          <text:p/>
        </draw:line>
        <draw:custom-shape draw:style-name="gr1" draw:text-style-name="P2" draw:layer="layout" svg:width="4.191cm" svg:height="2.032cm" svg:x="7.143cm" svg:y="1.889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032cm" svg:x="12.143cm" svg:y="1.889cm">
          <text:p text:style-name="P1">M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02cm" svg:y1="3.921cm" svg:x2="9.202cm" svg:y2="27.875cm">
          <text:p/>
        </draw:line>
        <draw:line draw:style-name="gr2" draw:text-style-name="P3" draw:layer="layout" svg:x1="14.202cm" svg:y1="3.921cm" svg:x2="14.202cm" svg:y2="28.002cm">
          <text:p/>
        </draw:line>
        <draw:line draw:style-name="gr3" draw:text-style-name="P3" draw:layer="layout" svg:x1="1.509cm" svg:y1="6.016cm" svg:x2="4.303cm" svg:y2="6.016cm">
          <text:p/>
        </draw:line>
        <draw:line draw:style-name="gr3" draw:text-style-name="P3" draw:layer="layout" svg:x1="4.557cm" svg:y1="7.286cm" svg:x2="9.129cm" svg:y2="7.286cm">
          <text:p/>
        </draw:line>
        <draw:line draw:style-name="gr3" draw:text-style-name="P3" draw:layer="layout" svg:x1="9.256cm" svg:y1="8.591cm" svg:x2="4.303cm" svg:y2="8.591cm">
          <text:p/>
        </draw:line>
        <draw:custom-shape draw:style-name="gr4" draw:text-style-name="P1" draw:layer="layout" svg:width="0.508cm" svg:height="1.27cm" svg:x="4.049cm" svg:y="6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255cm" svg:x="8.949cm" svg:y="7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49cm" svg:y="8.6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3cm" svg:y1="12.361cm" svg:x2="1.509cm" svg:y2="12.361cm">
          <text:p/>
        </draw:line>
        <draw:frame draw:style-name="gr6" draw:text-style-name="P4" draw:layer="layout" svg:width="2.667cm" svg:height="0.889cm" svg:x="1.382cm" svg:y="5.146cm">
          <draw:text-box>
            <text:p><text:span text:style-name="T1">Sid + Body</text:span></text:p>
          </draw:text-box>
        </draw:frame>
        <draw:frame draw:style-name="gr7" draw:text-style-name="P4" draw:layer="layout" svg:width="4.953cm" svg:height="0.882cm" svg:x="4.937cm" svg:y="6.412cm">
          <draw:text-box>
            <text:p><text:span text:style-name="T1">“</text:span><text:span text:style-name="T1">Action” + Body + State</text:span></text:p>
          </draw:text-box>
        </draw:frame>
        <draw:frame draw:style-name="gr8" draw:text-style-name="P4" draw:layer="layout" svg:width="4.064cm" svg:height="1.199cm" svg:x="4.684cm" svg:y="7.348cm">
          <draw:text-box>
            <text:p><text:span text:style-name="T1">“</text:span><text:span text:style-name="T1">Open” + Body + State</text:span></text:p>
          </draw:text-box>
        </draw:frame>
        <draw:frame draw:style-name="gr6" draw:text-style-name="P4" draw:layer="layout" svg:width="2.667cm" svg:height="0.889cm" svg:x="1.383cm" svg:y="11.447cm">
          <draw:text-box>
            <text:p><text:span text:style-name="T1">Sid + Body</text:span></text:p>
          </draw:text-box>
        </draw:frame>
        <draw:line draw:style-name="gr3" draw:text-style-name="P3" draw:layer="layout" svg:x1="4.429cm" svg:y1="9.876cm" svg:x2="14.208cm" svg:y2="9.876cm">
          <text:p/>
        </draw:line>
        <draw:custom-shape draw:style-name="gr4" draw:text-style-name="P1" draw:layer="layout" svg:width="0.508cm" svg:height="1.27cm" svg:x="13.949cm" svg:y="9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49cm" svg:y="11.1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081cm" svg:y1="11.146cm" svg:x2="4.175cm" svg:y2="11.146cm">
          <text:p/>
        </draw:line>
        <draw:frame draw:style-name="gr9" draw:text-style-name="P4" draw:layer="layout" svg:width="4.064cm" svg:height="0.873cm" svg:x="5.484cm" svg:y="9.049cm">
          <draw:text-box>
            <text:p><text:span text:style-name="T1">“</text:span><text:span text:style-name="T1">Open” + Body </text:span></text:p>
          </draw:text-box>
        </draw:frame>
        <draw:frame draw:style-name="gr10" draw:text-style-name="P4" draw:layer="layout" svg:width="6.257cm" svg:height="0.843cm" svg:x="5.284cm" svg:y="10.249cm">
          <draw:text-box>
            <text:p><text:span text:style-name="T1">“</text:span><text:span text:style-name="T1">Result” + Body + State</text:span></text:p>
          </draw:text-box>
        </draw:frame>
        <draw:line draw:style-name="gr3" draw:text-style-name="P3" draw:layer="layout" svg:x1="1.51cm" svg:y1="14.979cm" svg:x2="4.304cm" svg:y2="14.979cm">
          <text:p/>
        </draw:line>
        <draw:line draw:style-name="gr3" draw:text-style-name="P3" draw:layer="layout" svg:x1="4.558cm" svg:y1="16.249cm" svg:x2="14.208cm" svg:y2="16.249cm">
          <text:p/>
        </draw:line>
        <draw:line draw:style-name="gr3" draw:text-style-name="P3" draw:layer="layout" svg:x1="14.208cm" svg:y1="17.554cm" svg:x2="4.304cm" svg:y2="17.554cm">
          <text:p/>
        </draw:line>
        <draw:custom-shape draw:style-name="gr4" draw:text-style-name="P1" draw:layer="layout" svg:width="0.508cm" svg:height="1.27cm" svg:x="4.05cm" svg:y="14.9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255cm" svg:x="13.95cm" svg:y="16.2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5cm" svg:y="17.57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4cm" svg:y1="21.324cm" svg:x2="1.51cm" svg:y2="21.324cm">
          <text:p/>
        </draw:line>
        <draw:frame draw:style-name="gr6" draw:text-style-name="P4" draw:layer="layout" svg:width="2.667cm" svg:height="0.889cm" svg:x="1.383cm" svg:y="14.109cm">
          <draw:text-box>
            <text:p><text:span text:style-name="T1">Sid + Body</text:span></text:p>
          </draw:text-box>
        </draw:frame>
        <draw:frame draw:style-name="gr11" draw:text-style-name="P4" draw:layer="layout" svg:width="4.952cm" svg:height="0.917cm" svg:x="4.938cm" svg:y="15.34cm">
          <draw:text-box>
            <text:p><text:span text:style-name="T1">“</text:span><text:span text:style-name="T1">Action” + Body + State</text:span></text:p>
          </draw:text-box>
        </draw:frame>
        <draw:frame draw:style-name="gr12" draw:text-style-name="P4" draw:layer="layout" svg:width="3.937cm" svg:height="0.773cm" svg:x="9.607cm" svg:y="16.737cm">
          <draw:text-box>
            <text:p><text:span text:style-name="T1">“</text:span><text:span text:style-name="T1">Return” + Body </text:span></text:p>
          </draw:text-box>
        </draw:frame>
        <draw:frame draw:style-name="gr6" draw:text-style-name="P4" draw:layer="layout" svg:width="2.667cm" svg:height="0.889cm" svg:x="1.384cm" svg:y="20.41cm">
          <draw:text-box>
            <text:p><text:span text:style-name="T1">Sid + Body</text:span></text:p>
          </draw:text-box>
        </draw:frame>
        <draw:custom-shape draw:style-name="gr4" draw:text-style-name="P1" draw:layer="layout" svg:width="0.508cm" svg:height="1.27cm" svg:x="8.95cm" svg:y="18.8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5cm" svg:y="20.07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55cm" svg:y1="20.109cm" svg:x2="4.303cm" svg:y2="20.109cm">
          <text:p/>
        </draw:line>
        <draw:frame draw:style-name="gr9" draw:text-style-name="P4" draw:layer="layout" svg:width="5.421cm" svg:height="0.873cm" svg:x="4.985cm" svg:y="18.012cm">
          <draw:text-box>
            <text:p><text:span text:style-name="T1">“</text:span><text:span text:style-name="T1">Return” + Body + State</text:span></text:p>
          </draw:text-box>
        </draw:frame>
        <draw:frame draw:style-name="gr13" draw:text-style-name="P4" draw:layer="layout" svg:width="5.089cm" svg:height="0.905cm" svg:x="4.155cm" svg:y="19.15cm">
          <draw:text-box>
            <text:p><text:span text:style-name="T1">“</text:span><text:span text:style-name="T1">Result” + Body + State</text:span></text:p>
          </draw:text-box>
        </draw:frame>
        <draw:line draw:style-name="gr3" draw:text-style-name="P3" draw:layer="layout" svg:x1="4.302cm" svg:y1="18.896cm" svg:x2="9.255cm" svg:y2="18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78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22:23:50.817104452</meta:creation-date>
    <dc:date>2020-05-14T23:20:09.792389550</dc:date>
    <meta:editing-duration>PT20M48S</meta:editing-duration>
    <meta:editing-cycles>4</meta:editing-cycles>
    <meta:generator>LibreOffice/5.1.6.2$Linux_X86_64 LibreOffice_project/10m0$Build-2</meta:generator>
    <meta:document-statistic meta:object-count="40"/>
  </office:meta>
</office:document-meta>
</file>